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1"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2"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3"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4"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5"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4e6d48"/>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4e6d48" style:font-size-asian="10.5pt" style:font-weight-asian="normal" style:font-size-complex="12pt" style:font-weight-complex="normal"/>
    </style:style>
    <style:style style:name="T19" style:family="text">
      <style:text-properties fo:font-size="12pt" style:text-underline-style="none" fo:font-weight="normal" officeooo:rsid="004df3f0" style:font-size-asian="10.5pt" style:font-weight-asian="normal" style:font-size-complex="12pt" style:font-weight-complex="normal"/>
    </style:style>
    <style:style style:name="T20" style:family="text">
      <style:text-properties fo:font-size="12pt" style:text-underline-style="none" fo:font-weight="normal" officeooo:rsid="0050bb53" style:font-size-asian="10.5pt" style:font-weight-asian="normal" style:font-size-complex="12pt" style:font-weight-complex="normal"/>
    </style:style>
    <style:style style:name="T21" style:family="text">
      <style:text-properties fo:font-size="12pt" style:text-underline-style="none" fo:font-weight="normal" officeooo:rsid="00527670" style:font-size-asian="10.5pt" style:font-weight-asian="normal" style:font-size-complex="12pt" style:font-weight-complex="normal"/>
    </style:style>
    <style:style style:name="T22" style:family="text">
      <style:text-properties fo:font-size="12pt" style:text-underline-style="none" fo:font-weight="normal" officeooo:rsid="00535c34" style:font-size-asian="10.5pt" style:font-weight-asian="normal" style:font-size-complex="12pt" style:font-weight-complex="normal"/>
    </style:style>
    <style:style style:name="T23" style:family="text">
      <style:text-properties fo:font-size="12pt" style:text-underline-style="none" fo:font-weight="normal" officeooo:rsid="0055823b" style:font-size-asian="10.5pt" style:font-weight-asian="normal" style:font-size-complex="12pt" style:font-weight-complex="normal"/>
    </style:style>
    <style:style style:name="T24" style:family="text">
      <style:text-properties officeooo:rsid="00566d18"/>
    </style:style>
    <style:style style:name="T25" style:family="text">
      <style:text-properties officeooo:rsid="00572493"/>
    </style:style>
    <style:style style:name="T26" style:family="text">
      <style:text-properties officeooo:rsid="005761b1"/>
    </style:style>
    <style:style style:name="T27" style:family="text">
      <style:text-properties officeooo:rsid="00578f83"/>
    </style:style>
    <style:style style:name="T28" style:family="text">
      <style:text-properties officeooo:rsid="005b44df"/>
    </style:style>
    <style:style style:name="T29" style:family="text">
      <style:text-properties officeooo:rsid="0067cee0"/>
    </style:style>
    <style:style style:name="T30" style:family="text">
      <style:text-properties officeooo:rsid="0069ccb4"/>
    </style:style>
    <style:style style:name="T31" style:family="text">
      <style:text-properties officeooo:rsid="006b4fb4"/>
    </style:style>
    <style:style style:name="T32" style:family="text">
      <style:text-properties officeooo:rsid="006cf570"/>
    </style:style>
    <style:style style:name="T33" style:family="text">
      <style:text-properties officeooo:rsid="007013b7"/>
    </style:style>
    <style:style style:name="T34" style:family="text">
      <style:text-properties officeooo:rsid="007124c4"/>
    </style:style>
    <style:style style:name="T35" style:family="text">
      <style:text-properties officeooo:rsid="0072bfd0"/>
    </style:style>
    <style:style style:name="T36" style:family="text">
      <style:text-properties officeooo:rsid="007580b3"/>
    </style:style>
    <style:style style:name="T37" style:family="text">
      <style:text-properties officeooo:rsid="007a770b"/>
    </style:style>
    <style:style style:name="T38" style:family="text">
      <style:text-properties officeooo:rsid="007cf797"/>
    </style:style>
    <style:style style:name="T39" style:family="text">
      <style:text-properties officeooo:rsid="007eca27"/>
    </style:style>
    <style:style style:name="T40" style:family="text">
      <style:text-properties officeooo:rsid="00813f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6">has a few steps:</text:span></text:p>
      <text:p text:style-name="P27"/>
      <text:p text:style-name="P28">Obfuscation:</text:p>
      <text:list xml:id="list3812307793" text:style-name="L1">
        <text:list-item>
          <text:p text:style-name="P61">Data Setup, which includes the following steps:</text:p>
          <text:list>
            <text:list-item>
              <text:p text:style-name="P61">Read data into a matrix</text:p>
            </text:list-item>
            <text:list-item>
              <text:p text:style-name="P61">(Optionally) pad data with bogus data to increase entropy, <text:span text:style-name="T24">bogus data can be of similar structure to the original data.</text:span></text:p>
            </text:list-item>
          </text:list>
        </text:list-item>
        <text:list-item>
          <text:p text:style-name="P65"><text:span text:style-name="T18">D</text:span><text:span text:style-name="T17">ata Scramble</text:span></text:p>
        </text:list-item>
        <text:list-item>
          <text:p text:style-name="P62">Output obfuscated file and key file</text:p>
        </text:list-item>
      </text:list>
      <text:p text:style-name="P28">Decoding:</text:p>
      <text:list xml:id="list716511077" text:style-name="L2">
        <text:list-item>
          <text:p text:style-name="P63">Data read back into the matrix, height and width of overall matrix is read from key file.</text:p>
        </text:list-item>
        <text:list-item>
          <text:p text:style-name="P63">Scrambling steps are performed in reverse, effectively unscrambling the data</text:p>
        </text:list-item>
        <text:list-item>
          <text:p text:style-name="P63">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0"><text:tab/>The process s</text:span><text:span text:style-name="T19">tarts by the program accepting a set of data. This data is placed into a </text:span><text:span text:style-name="T18">rectangular</text:span><text:span text:style-name="T19"> matrix, with each </text:span><text:span text:style-name="T18">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18"><text:tab/></text:span><text:span text:style-name="T21">Then, the data is scrambled using a series of steps. There are a few different moves that can be taken, outlined more below. As moves are made, they are recorded for the key file. </text:span><text:span text:style-name="T22">Once the data has been scrambled to the satisfaction of the program (implementation dependent), the program writes it out to a “.obfd” file (obfuscated data), along with a key file “.obfdk” (obfuscated data key). </text:span><text:span text:style-name="T23">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4105082674" text:style-name="L3">
        <text:list-item>
          <text:p text:style-name="P64">Meta</text:p>
        </text:list-item>
        <text:list-item>
          <text:p text:style-name="P64">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7">{</text:span>&lt;entries for section&gt;<text:span text:style-name="T27">}</text:span></text:p>
      <text:p text:style-name="P14"/>
      <text:p text:style-name="P15">An example of a key file might be: <text:span text:style-name="T37">(note it is JSON complient, for ease of parsing between languages)</text:span></text:p>
      <text:p text:style-name="P15"/>
      <text:p text:style-name="P15">(begin example file)</text:p>
      <text:p text:style-name="P34">{</text:p>
      <text:p text:style-name="P32"><text:tab/>meta: <text:span text:style-name="T27">{</text:span></text:p>
      <text:p text:style-name="P32"><text:tab/><text:tab/>&lt;metadata for file&gt;</text:p>
      <text:p text:style-name="P33"><text:tab/>},</text:p>
      <text:p text:style-name="P32"><text:tab/>scramble: <text:span text:style-name="T38">&lt;</text:span>steps used for scramble&gt;</text:p>
      <text:p text:style-name="P34">}</text:p>
      <text:p text:style-name="P15">(end example file)</text:p>
      <text:p text:style-name="P14"/>
      <text:p text:style-name="P4"/>
      <text:h text:style-name="Heading_20_2" text:outline-level="2">M<text:span text:style-name="T25">eta Section</text:span></text:h>
      <text:p text:style-name="P4"/>
      <text:p text:style-name="P18">The meta section <text:span text:style-name="T26">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28">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Optional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39">b</text:span>yte, <text:span text:style-name="T39">b</text:span>it</text:p>
          </table:table-cell>
          <table:table-cell table:style-name="Table2.E2" office:value-type="string">
            <text:p text:style-name="P55">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5">a nu</text:span>mber of operands, comma separated&gt;;</text:p>
      <text:p text:style-name="P5"/>
      <text:h text:style-name="Heading_20_3" text:outline-level="3"><text:soft-page-break/>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5">(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3">x</text:span>1#&gt;x&lt;<text:span text:style-name="T33">y</text:span>1#&gt;,<text:line-break/>&lt;<text:span text:style-name="T33">x</text:span>2#&gt;x&lt;<text:span text:style-name="T33">y</text:span>2#&gt;;</text:p>
          </table:table-cell>
          <table:table-cell table:style-name="Table1.A2" office:value-type="string">
            <text:p text:style-name="P41">Swaps two blocks in the matrix.</text:p>
          </table:table-cell>
          <table:table-cell table:style-name="Table1.E2" office:value-type="string">
            <text:p text:style-name="P56">\<text:span text:style-name="T36">s</text:span><text:bookmark-start text:name="__DdeLink__528_1488105805"/>*<text:span text:style-name="T36">(1|</text:span>sw<text:span text:style-name="T36">)</text:span>\s*:\s*\d<text:span text:style-name="T30">+</text:span>\s*x\s*\d<text:span text:style-name="T30">+</text:span>\s*,\s*\d<text:span text:style-name="T30">+</text:span>\s*x\s*\d<text:span text:style-name="T30">+</text:span>\s*;<text:span text:style-name="T29">\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3">y</text:span>1#&gt;,&lt;<text:span text:style-name="T33">y2</text:span>#&gt;;</text:p>
          </table:table-cell>
          <table:table-cell table:style-name="Table1.A2" office:value-type="string">
            <text:p text:style-name="P44">Swaps two rows in the matrix</text:p>
          </table:table-cell>
          <table:table-cell table:style-name="Table1.E2" office:value-type="string">
            <text:p text:style-name="P57"><text:bookmark-start text:name="__DdeLink__530_1488105805"/>\s*<text:span text:style-name="T36">(2|</text:span>swr<text:span text:style-name="T36">)</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3">x</text:span>#&gt;,&lt;<text:span text:style-name="T33">x</text:span>2#&gt;;</text:p>
          </table:table-cell>
          <table:table-cell table:style-name="Table1.A2" office:value-type="string">
            <text:p text:style-name="P44">Swaps two columns in the matrix</text:p>
          </table:table-cell>
          <table:table-cell table:style-name="Table1.E2" office:value-type="string">
            <text:p text:style-name="P57"><text:bookmark-start text:name="__DdeLink__532_1488105805"/>\s*<text:span text:style-name="T36">(3|</text:span>sw<text:span text:style-name="T32">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4">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58"><text:bookmark-start text:name="__DdeLink__546_1488105805"/>\s*<text:span text:style-name="T36">(4|</text:span>slr<text:span text:style-name="T36">)</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4">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59"><text:bookmark-start text:name="__DdeLink__548_1488105805"/>\s*<text:span text:style-name="T36">(5|</text:span>sl<text:span text:style-name="T31">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y&gt;, &lt;right bot corner x&gt;x&lt;right bot corner y&gt;;</text:span></text:p>
          </table:table-cell>
          <table:table-cell table:style-name="Table1.A2" office:value-type="string">
            <text:p text:style-name="P50">Rotates a box of blocks some multiple of 90 degrees <text:span text:style-name="T14">clockwise</text:span>. Accepts rectangles. <text:span text:style-name="T15">Box denoted by top left and bottom right corners. If not a square, preserves the landscape/portrait orientation.</text:span></text:p>
          </table:table-cell>
          <table:table-cell table:style-name="Table1.E2" office:value-type="string">
            <text:p text:style-name="P60"><text:bookmark-start text:name="__DdeLink__550_1488105805"/>\s*<text:span text:style-name="T36">(6|</text:span>r<text:span text:style-name="T40">ot)</text:span>\s*:\s*(-?1|-?2|-?3)\s*,\s*\d+\s*x\s*\d+\s*,\s*\d+\s*x\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3T10:36:18.540381020">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3T10:36:18.281498228</dc:date>
    <meta:editing-duration>PT12H45M33S</meta:editing-duration>
    <meta:editing-cycles>81</meta:editing-cycles>
    <meta:document-statistic meta:table-count="2" meta:image-count="0" meta:object-count="0" meta:page-count="5" meta:paragraph-count="115" meta:word-count="887" meta:character-count="5431" meta:non-whitespace-character-count="4654"/>
  </office:meta>
</office:document-meta>
</file>